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mes New Roman" svg:font-family="'Times New 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INPro" svg:font-family="DIN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12a7069" officeooo:paragraph-rsid="012a7069" style:font-weight-asian="bold" style:font-weight-complex="bold"/>
    </style:style>
    <style:style style:name="P2" style:family="paragraph" style:parent-style-name="Standard">
      <style:text-properties fo:font-weight="bold" officeooo:rsid="01814dc1" officeooo:paragraph-rsid="01814dc1" style:font-weight-asian="bold" style:font-weight-complex="bold"/>
    </style:style>
    <style:style style:name="P3" style:family="paragraph" style:parent-style-name="Standard">
      <style:text-properties fo:font-weight="bold" officeooo:rsid="01825d7e" officeooo:paragraph-rsid="01825d7e" style:font-weight-asian="bold" style:font-weight-complex="bold"/>
    </style:style>
    <style:style style:name="P4" style:family="paragraph" style:parent-style-name="Standard">
      <style:text-properties fo:font-weight="bold" officeooo:rsid="0185451b" officeooo:paragraph-rsid="0185451b" style:font-weight-asian="bold" style:font-weight-complex="bold"/>
    </style:style>
    <style:style style:name="P5" style:family="paragraph" style:parent-style-name="Standard">
      <style:text-properties fo:font-weight="bold" officeooo:rsid="018b4179" officeooo:paragraph-rsid="018b4179" style:font-weight-asian="bold" style:font-weight-complex="bold"/>
    </style:style>
    <style:style style:name="P6" style:family="paragraph" style:parent-style-name="Standard">
      <style:text-properties fo:font-weight="normal" officeooo:rsid="01825d7e" officeooo:paragraph-rsid="01825d7e" style:font-weight-asian="normal" style:font-weight-complex="normal"/>
    </style:style>
    <style:style style:name="P7" style:family="paragraph" style:parent-style-name="Standard">
      <style:text-properties fo:font-weight="normal" officeooo:rsid="0183b891" officeooo:paragraph-rsid="0183b891" style:font-weight-asian="normal" style:font-weight-complex="normal"/>
    </style:style>
    <style:style style:name="P8" style:family="paragraph" style:parent-style-name="Standard">
      <style:text-properties fo:font-weight="normal" officeooo:rsid="0185451b" officeooo:paragraph-rsid="0185451b" style:font-weight-asian="normal" style:font-weight-complex="normal"/>
    </style:style>
    <style:style style:name="P9" style:family="paragraph" style:parent-style-name="Standard">
      <style:text-properties fo:font-weight="normal" officeooo:rsid="01868ba9" officeooo:paragraph-rsid="01868ba9" style:font-weight-asian="normal" style:font-weight-complex="normal"/>
    </style:style>
    <style:style style:name="P10" style:family="paragraph" style:parent-style-name="Standard">
      <style:text-properties fo:font-weight="normal" officeooo:rsid="01882be2" officeooo:paragraph-rsid="01882be2" style:font-weight-asian="normal" style:font-weight-complex="normal"/>
    </style:style>
    <style:style style:name="P11" style:family="paragraph" style:parent-style-name="Standard">
      <style:text-properties fo:font-weight="normal" officeooo:rsid="0189dcfe" officeooo:paragraph-rsid="0189dcfe" style:font-weight-asian="normal" style:font-weight-complex="normal"/>
    </style:style>
    <style:style style:name="P12" style:family="paragraph" style:parent-style-name="Standard">
      <style:text-properties fo:font-style="italic" fo:font-weight="normal" officeooo:rsid="018b4179" officeooo:paragraph-rsid="018b4179" style:font-style-asian="italic" style:font-weight-asian="normal" style:font-style-complex="italic" style:font-weight-complex="normal"/>
    </style:style>
    <style:style style:name="P13" style:family="paragraph" style:parent-style-name="Standard">
      <style:text-properties fo:font-weight="normal" officeooo:rsid="01786d99" officeooo:paragraph-rsid="015d566a" style:font-weight-asian="normal" style:font-weight-complex="normal"/>
    </style:style>
    <style:style style:name="P14" style:family="paragraph" style:parent-style-name="Standard">
      <style:text-properties fo:font-weight="normal" officeooo:rsid="018c3680" officeooo:paragraph-rsid="018c3680" style:font-weight-asian="normal" style:font-weight-complex="normal"/>
    </style:style>
    <style:style style:name="P15" style:family="paragraph" style:parent-style-name="Standard">
      <style:text-properties fo:font-weight="normal" officeooo:rsid="018b4179" officeooo:paragraph-rsid="018b4179" style:font-weight-asian="normal" style:font-weight-complex="normal"/>
    </style:style>
    <style:style style:name="P16" style:family="paragraph" style:parent-style-name="Standard">
      <style:text-properties fo:font-weight="normal" officeooo:rsid="018c3bf4" officeooo:paragraph-rsid="018c3bf4" style:font-weight-asian="normal" style:font-weight-complex="normal"/>
    </style:style>
    <style:style style:name="P17" style:family="paragraph" style:parent-style-name="Standard">
      <style:text-properties officeooo:paragraph-rsid="018c3680"/>
    </style:style>
    <style:style style:name="P18" style:family="paragraph" style:parent-style-name="Standard">
      <style:text-properties officeooo:rsid="018c3680" officeooo:paragraph-rsid="018c3680"/>
    </style:style>
    <style:style style:name="P19" style:family="paragraph" style:parent-style-name="Standard">
      <style:text-properties fo:font-style="italic" fo:font-weight="normal" officeooo:rsid="018c3680" officeooo:paragraph-rsid="018c3680" style:font-style-asian="italic" style:font-weight-asian="normal" style:font-style-complex="italic" style:font-weight-complex="normal"/>
    </style:style>
    <style:style style:name="P20" style:family="paragraph" style:parent-style-name="Standard">
      <style:text-properties fo:font-style="italic" fo:font-weight="normal" officeooo:rsid="018c3bf4" officeooo:paragraph-rsid="018c3bf4" style:font-style-asian="italic" style:font-weight-asian="normal" style:font-style-complex="italic" style:font-weight-complex="normal"/>
    </style:style>
    <style:style style:name="P21" style:family="paragraph" style:parent-style-name="Standard">
      <style:text-properties officeooo:paragraph-rsid="018c6907"/>
    </style:style>
    <style:style style:name="T1" style:family="text">
      <style:text-properties officeooo:rsid="01825d7e"/>
    </style:style>
    <style:style style:name="T2" style:family="text">
      <style:text-properties officeooo:rsid="01833174"/>
    </style:style>
    <style:style style:name="T3" style:family="text">
      <style:text-properties officeooo:rsid="0183b891"/>
    </style:style>
    <style:style style:name="T4" style:family="text">
      <style:text-properties officeooo:rsid="0185451b"/>
    </style:style>
    <style:style style:name="T5" style:family="text">
      <style:text-properties officeooo:rsid="01868ba9"/>
    </style:style>
    <style:style style:name="T6" style:family="text">
      <style:text-properties officeooo:rsid="01882be2"/>
    </style:style>
    <style:style style:name="T7" style:family="text">
      <style:text-properties officeooo:rsid="01886c5c"/>
    </style:style>
    <style:style style:name="T8" style:family="text">
      <style:text-properties officeooo:rsid="018b2d6a"/>
    </style:style>
    <style:style style:name="T9" style:family="text">
      <style:text-properties officeooo:rsid="018b4179"/>
    </style:style>
    <style:style style:name="T10" style:family="text">
      <style:text-properties officeooo:rsid="018c308d"/>
    </style:style>
    <style:style style:name="T11" style:family="text">
      <style:text-properties officeooo:rsid="018c3680"/>
    </style:style>
    <style:style style:name="T12" style:family="text">
      <style:text-properties fo:font-weight="normal" style:font-weight-asian="normal" style:font-weight-complex="normal"/>
    </style:style>
    <style:style style:name="T13" style:family="text">
      <style:text-properties fo:font-weight="normal" officeooo:rsid="018c3680" style:font-weight-asian="normal" style:font-weight-complex="normal"/>
    </style:style>
    <style:style style:name="T14" style:family="text">
      <style:text-properties fo:font-weight="normal" officeooo:rsid="018c6907" style:font-weight-asian="normal" style:font-weight-complex="normal"/>
    </style:style>
    <style:style style:name="T15" style:family="text">
      <style:text-properties style:font-name="Liberation Serif" fo:font-size="12pt" style:font-size-asian="12pt"/>
    </style:style>
    <style:style style:name="T16" style:family="text">
      <style:text-properties style:font-name="Liberation Serif" fo:font-size="12pt" officeooo:rsid="018c3680" style:font-size-asian="12pt"/>
    </style:style>
    <style:style style:name="T17" style:family="text">
      <style:text-properties officeooo:rsid="018c3bf4"/>
    </style:style>
    <style:style style:name="T18" style:family="text">
      <style:text-properties officeooo:rsid="018c6907"/>
    </style:style>
    <style:style style:name="T19" style:family="text">
      <style:text-properties fo:color="#000000" style:font-name="Times New Roman" fo:font-size="14pt" fo:letter-spacing="normal" fo:font-style="italic" fo:font-weight="normal" style:font-weight-asian="normal" style:font-weight-complex="normal"/>
    </style:style>
    <style:style style:name="T20" style:family="text">
      <style:text-properties fo:color="#000000" style:font-name="Times New Roman" fo:font-size="14pt" fo:letter-spacing="normal" fo:font-style="italic" fo:font-weight="normal" officeooo:rsid="018c6907" style:font-weight-asian="normal" style:font-weight-complex="normal"/>
    </style:style>
    <style:style style:name="T21" style:family="text">
      <style:text-properties fo:color="#000000" style:font-name="Times New Roman" fo:font-size="14pt" fo:letter-spacing="normal" fo:font-style="normal" fo:font-weight="normal" style:font-style-asian="normal" style:font-weight-asian="normal" style:font-style-complex="normal" style:font-weight-complex="normal"/>
    </style:style>
    <style:style style:name="T22" style:family="text">
      <style:text-properties fo:color="#000000" style:font-name="Times New Roman" fo:font-size="14pt" fo:letter-spacing="normal" fo:font-style="normal" fo:font-weight="normal" officeooo:rsid="018c6907" style:font-style-asian="normal" style:font-weight-asian="normal" style:font-style-complex="normal" style:font-weight-complex="normal"/>
    </style:style>
    <style:style style:name="T23" style:family="text">
      <style:text-properties fo:color="#000000" style:font-name="Liberation Serif" fo:font-size="14pt" fo:letter-spacing="normal" fo:font-style="normal" fo:font-weight="normal" style:font-style-asian="normal" style:font-weight-asian="normal" style:font-style-complex="normal" style:font-weight-complex="normal"/>
    </style:style>
    <style:style style:name="T24" style:family="text">
      <style:text-properties fo:color="#000000" style:font-name="Liberation Serif" fo:font-size="14pt" fo:letter-spacing="normal" fo:font-style="normal" fo:font-weight="normal" officeooo:rsid="018c6907" style:font-style-asian="normal" style:font-weight-asian="normal" style:font-style-complex="normal" style:font-weight-complex="normal"/>
    </style:style>
    <style:style style:name="T25" style:family="text">
      <style:text-properties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26" style:family="text">
      <style:text-properties fo:color="#000000" style:font-name="Liberation Serif" fo:font-size="12pt" fo:letter-spacing="normal" fo:font-style="normal" fo:font-weight="normal" officeooo:rsid="018c6907"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font-name="Liberation Serif" fo:font-size="12pt" fo:letter-spacing="normal" fo:font-style="normal" fo:font-weight="normal" officeooo:rsid="018c6907"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style:font-name="Liberation Serif" fo:font-size="14pt" fo:letter-spacing="normal" fo:font-style="normal" fo:font-weight="normal" officeooo:rsid="018c6907"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style:font-name="Times New Roman" fo:font-size="14pt" fo:letter-spacing="normal" fo:font-style="normal" fo:font-weight="normal" officeooo:rsid="018c6907" style:font-size-asian="12pt" style:font-style-asian="normal" style:font-weight-asian="normal" style:font-size-complex="12pt" style:font-style-complex="normal" style:font-weight-complex="normal"/>
    </style:style>
    <style:style style:name="T30" style:family="text">
      <style:text-properties officeooo:rsid="018e5411"/>
    </style:style>
    <style:style style:name="T31" style:family="text">
      <style:text-properties officeooo:rsid="018ed4db"/>
    </style:style>
    <style:style style:name="T32" style:family="text">
      <style:text-properties officeooo:rsid="019226a4"/>
    </style:style>
    <style:style style:name="T33" style:family="text">
      <style:text-properties officeooo:rsid="01934b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proposal</text:p>
      <text:p text:style-name="P1"/>
      <text:p text:style-name="P6">TLS requires 3 passes to complete. The client Hello is not encrypted, and neither is the first part of the server Hello, but as soon as keys are negotiated the rest of the server response is encrypted, as is the rest of the handshake.</text:p>
      <text:p text:style-name="P6"/>
      <text:p text:style-name="P6">The basic idea is that an ephemeral key exchange takes place <text:span text:style-name="T10">as early as possible </text:span>using Diffie-Hellman, and immediately it completes the agreed <text:span text:style-name="T8">session </text:span>key is used for encryption. One of first things encrypted is the server’s certificate chain which provides the client with <text:span text:style-name="T17">the server’s</text:span> authenticated <text:span text:style-name="T4">long-term </text:span>public key. The server then digitally signs the full handshake transcript and sends the signature to the client. The client verifies this signature <text:span text:style-name="T30">using the server’s public key</text:span>. This has the effect of authenticating the original key exchange, at least as far as the client is concerned.</text:p>
      <text:p text:style-name="P6"/>
      <text:p text:style-name="P6">Now in a PQ world this raises a few problems. The original key exchange is manageable – PQ key exchange is probably the easiest and least resource intensive thing that PQ crypto can manage reasonably elegantly. However PQ signatures and PQ public keys can be very large, and this is a problem.</text:p>
      <text:p text:style-name="P6"/>
      <text:p text:style-name="P3">Use a KEM <text:span text:style-name="T17">([1], [2])</text:span></text:p>
      <text:p text:style-name="P6"/>
      <text:p text:style-name="P7"><text:span text:style-name="T4">For convenience</text:span> the Diffie-Hellman exchange can easily be replaced by a KEM<text:span text:style-name="T1">, a </text:span><text:span text:style-name="T2">Key Encapsulation mechanism</text:span>. A<text:span text:style-name="T8">n</text:span> ephemeral key pair is generated by the client and <text:span text:style-name="T8">its</text:span> public key sent to the server, who uses it to wrap up a <text:span text:style-name="T8">first</text:span> <text:span text:style-name="T8">session</text:span> key and send <text:span text:style-name="T8">it</text:span> back to the client, who unwraps it. As before the server <text:span text:style-name="T8">next </text:span>sends over its certificate chain, <text:span text:style-name="T8">encrypted by this session key,</text:span> from which the client can extract the servers long-term public key.</text:p>
      <text:p text:style-name="P7"/>
      <text:p text:style-name="P6"><text:span text:style-name="T3">But a KEM can also be used</text:span><text:span text:style-name="T2"> in place of </text:span><text:span text:style-name="T3">the</text:span><text:span text:style-name="T2"> signature. </text:span><text:span text:style-name="T10">T</text:span><text:span text:style-name="T3">he client uses the server’s public key to wrap up in a KEM </text:span><text:span text:style-name="T8">a second</text:span><text:span text:style-name="T3"> encryption key, and by successfully unwrapping the same key, </text:span><text:span text:style-name="T8">and combining it with the first key,</text:span><text:span text:style-name="T3"> and using </text:span><text:span text:style-name="T8">that</text:span><text:span text:style-name="T3"> to encrypt subsequent data, the server is able to implicitly authenticate itself to the client. </text:span><text:span text:style-name="T4">But this requires sending some data back to the client. You may not have noticed, but this increases the number of passes from 3 to 4. That’s not good. </text:span><text:span text:style-name="T17">In [4] the authors attempt to fix this, but the solution requires pre-shared public keys which leads to complications.</text:span></text:p>
      <text:p text:style-name="P6"/>
      <text:p text:style-name="P4">Why can’t the client Hello be encrypted?</text:p>
      <text:p text:style-name="P8"/>
      <text:p text:style-name="P8">The client Hello cannot be encrypted <text:span text:style-name="T8">with this approach</text:span>, as the client does not at th<text:span text:style-name="T17">e start</text:span> <text:span text:style-name="T17">possess</text:span> a public key from the server to encrypt against. However the community would dearly like the whole handshake, including that original client Hello, to be encrypted <text:span text:style-name="T17">[4]</text:span>.</text:p>
      <text:p text:style-name="P8"/>
      <text:p text:style-name="P4">Enter IBE <text:span text:style-name="T17">[3]</text:span></text:p>
      <text:p text:style-name="P8"/>
      <text:p text:style-name="P8">Identity based encryption has often been <text:span text:style-name="T17">suggest</text:span>ed as an alternative to PKI, and I think its worth another look, for reasons I will now outline. </text:p>
      <text:p text:style-name="P8"/>
      <text:p text:style-name="P8">One of the problems with TLS is that we can’t do any serious encryption until we have possession of the other parties public key. This is the reason that client Hello cannot be <text:span text:style-name="T17">easily </text:span>encrypted. It <text:span text:style-name="T32">i</text:span>s also the reason for that extra pass in the KEM based approach discussed above.</text:p>
      <text:p text:style-name="P8"/>
      <text:p text:style-name="P8">With IBE there is no need to wait for a public key. The public key is the identity of the <text:span text:style-name="T31">server</text:span> with which the client is trying to connect. And clearly the client must know this prior to attempting a connection. <text:span text:style-name="T5">So if using IBE we can easily encrypt the client Hello.</text:span></text:p>
      <text:p text:style-name="P8"><text:soft-page-break/></text:p>
      <text:p text:style-name="P9">(A word of warning here. Early encryption like this must suffer from a <text:span text:style-name="T10">small </text:span>defect – <text:span text:style-name="T6">it is vulnerable to a replay attack. However the limitations of “early data” are already well understood in the context of TLS. It is unavoidable, but any encryption of the client Hello is better than nothing.) </text:span></text:p>
      <text:p text:style-name="P8"/>
      <text:p text:style-name="P10">The handshake now proceeds as follows. <text:span text:style-name="T17">First t</text:span>he client Hello is <text:span text:style-name="T10">directly </text:span>encrypted using IBE against the server’s identity. <text:span text:style-name="T7">Next</text:span> <text:span text:style-name="T7">the client initiates a KEM by generating an ephemeral key pair, and uses IBE again to encapsulate a first session key using the server identity, and sends this encapsulation along with the ephemeral public key to the server. The server decapsulates this key, and the server wraps a second session key using the provided public key, and sends it back to the client, who unwraps it. Both parties now have both keys, and combine them to derive a shared key. </text:span><text:span text:style-name="T17">See [3] for a nice diagram</text:span><text:span text:style-name="T7">.</text:span></text:p>
      <text:p text:style-name="P10"/>
      <text:p text:style-name="P11">So using IBE and KEMs in combination we can <text:span text:style-name="T9">(a) </text:span>eliminate (potentially bulky) public keys and signatures, <text:span text:style-name="T9">(b) we can keep the number of </text:span><text:span text:style-name="T33">protocol </text:span><text:span text:style-name="T9">passes at 3, and (c) we can encrypt the client Hello. Its a win-win-win.</text:span></text:p>
      <text:p text:style-name="P8"/>
      <text:p text:style-name="P5">Questions</text:p>
      <text:p text:style-name="P5"/>
      <text:p text:style-name="P12"><text:span text:style-name="T4">Can we do IBE </text:span>using PQC<text:span text:style-name="T4">?</text:span></text:p>
      <text:p text:style-name="P8"/>
      <text:p text:style-name="P8">Yes we can. There is a well established <text:span text:style-name="T10">and very practical </text:span><text:span text:style-name="T9">lattice-based </text:span>method from 2014 based on the NTRU trapdoor <text:span text:style-name="T18">[5]</text:span>. <text:span text:style-name="T18">I have implemented it.</text:span></text:p>
      <text:p text:style-name="P8"/>
      <text:p text:style-name="P12">How about pre-quantum methods?</text:p>
      <text:p text:style-name="P8"/>
      <text:p text:style-name="P15">Yes we could use a pairing-based approach. Note that using the Sakai-Kasahara IBE method the client side calculation does not involve the calculation of a pairing, and so will be <text:span text:style-name="T33">as fast as standard elliptic curve cryptography</text:span>. <text:span text:style-name="T11">There is a mistake in [3] where they suggest that the client side computation needs a pairing – it does not. The use of a KEM rather than a signature </text:span><text:span text:style-name="T17">effectively </text:span><text:span text:style-name="T11">“turns around” the computation, and shifts the heavier computation from the client to the server.</text:span></text:p>
      <text:p text:style-name="P15"/>
      <text:p text:style-name="P19">How about client-side authentication?</text:p>
      <text:p text:style-name="P14"/>
      <text:p text:style-name="P14">Easily accom<text:span text:style-name="T18">m</text:span>odated without introducing any new flows. IBE has often been touted as being a more light-weight solution for end-points like TLS clients, compared to PKI.</text:p>
      <text:p text:style-name="P14"/>
      <text:p text:style-name="P19">Key Escrow issues?</text:p>
      <text:p text:style-name="P14"/>
      <text:p text:style-name="P14">Key escrow is intrin<text:span text:style-name="T18">s</text:span>ic to IBE. Its Trusted Authority (TA) has a role not dissimilar to the Certificate Authority (CA) of PKI. However a TA can forge private keys directly for any participant. A rogue CA can launch MITM attacks against participants, a rather more difficult attack. However in an IoT setting we would maintain that this is less of an issue.</text:p>
      <text:p text:style-name="P6"/>
      <text:p text:style-name="P20">Does this mean a new TLS?</text:p>
      <text:p text:style-name="P16"/>
      <text:p text:style-name="P16">Schwabe et al [1], [2] have already largely addressed this issue and show that only minor changes would be required. However an IBE-based encryption of client Hello would require something new (as already being being considered in [4])</text:p>
      <text:p text:style-name="P13"/>
      <text:p text:style-name="P14">[1] Schwabe, Stebila, Wiggers <text:a xlink:type="simple" xlink:href="https://eprint.iacr.org/2020/534" text:style-name="Internet_20_link" text:visited-style-name="Visited_20_Internet_20_Link">https://eprint.iacr.org/2020/534</text:a> </text:p>
      <text:p text:style-name="P14">[2] Schwabe, Stebila, Wiggers <text:a xlink:type="simple" xlink:href="https://eprint.iacr.org/2021/779" text:style-name="Internet_20_link" text:visited-style-name="Visited_20_Internet_20_Link">https://eprint.iacr.org/2021/779</text:a> </text:p>
      <text:p text:style-name="P17"><text:soft-page-break/><text:span text:style-name="T13">[3] Banerjee, Chandrakasan “</text:span><text:span text:style-name="T15">Efficient Post-</text:span><text:span text:style-name="T16">Q</text:span><text:span text:style-name="T15">uantum TLS Handshakes using Identity-Based Key Exchange from Lattices</text:span><text:span text:style-name="T13">”</text:span></text:p>
      <text:p text:style-name="P18"><text:span text:style-name="T12">[4] Rescorla et al. “TLS Encrypted Client Hello” </text:span><text:a xlink:type="simple" xlink:href="https://datatracker.ietf.org/doc/draft-ietf-tls-esni/" text:style-name="Internet_20_link" text:visited-style-name="Visited_20_Internet_20_Link"><text:span text:style-name="T12">https://datatracker.ietf.org/doc/draft-ietf-tls-esni/</text:span></text:a><text:span text:style-name="T12"> </text:span></text:p>
      <text:p text:style-name="P21"><text:span text:style-name="T14">[5] Ducas, </text:span><text:span text:style-name="T25">Lyubashevsky, </text:span><text:span text:style-name="T26">Prest “</text:span><text:span text:style-name="T27">Efficient Identity-Based Encryption over NTRU Lattices</text:span><text:span text:style-name="T26">” </text:span><text:a xlink:type="simple" xlink:href="https://eprint.iacr.org/2014/794" text:style-name="Internet_20_link" text:visited-style-name="Visited_20_Internet_20_Link">https://eprint.iacr.org/2014/794</text:a><text:span text:style-name="T26">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mes New Roman" svg:font-family="'Times New 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INPro" svg:font-family="DIN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1-11-09T11:11:57.128000000</dc:date>
    <meta:editing-duration>P4DT17H15M13S</meta:editing-duration>
    <meta:editing-cycles>234</meta:editing-cycles>
    <meta:generator>LibreOffice/6.4.5.2$Windows_X86_64 LibreOffice_project/a726b36747cf2001e06b58ad5db1aa3a9a1872d6</meta:generator>
    <meta:document-statistic meta:table-count="0" meta:image-count="0" meta:object-count="0" meta:page-count="3" meta:paragraph-count="32" meta:word-count="1064" meta:character-count="6340" meta:non-whitespace-character-count="5299"/>
  </office:meta>
</office:document-meta>
</file>